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5-29T00:00:00" table:style-name="ce4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3">
            <text:p>清野静男 勝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5-29T00:00:00" table:style-name="ce4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5">
            <text:p>南口繁一 勝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6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4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3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3組</text:p>
          </table:table-cell>
          <table:table-cell office:value-type="string" table:style-name="ce2">
            <text:p>02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2組</text:p>
          </table:table-cell>
          <table:table-cell office:value-type="string" table:style-name="ce2">
            <text:p>02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4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5">
            <text:p>13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3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5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4T00:00:00" table:style-name="ce4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4T00:00:00" table:style-name="ce4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28T00:00:00" table:style-name="ce4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28T00:00:00" table:style-name="ce4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3"/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5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3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5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決勝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04T00:00:00" table:style-name="ce4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04T00:00:00" table:style-name="ce4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12T00:00:00" table:style-name="ce4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12T00:00:00" table:style-name="ce4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17T00:00:00" table:style-name="ce4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17T00:00:00" table:style-name="ce4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25T00:00:00" table:style-name="ce4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25T00:00:00" table:style-name="ce4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8-04T00:00:00" table:style-name="ce4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8-04T00:00:00" table:style-name="ce4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8-07T00:00:00" table:style-name="ce4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8-07T00:00:00" table:style-name="ce4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number-rows-repeated="1048277" table:style-name="ro1">
          <table:table-cell table:number-columns-repeated="16384"/>
        </table:table-row>
      </table:table>
      <table:database-ranges>
        <table:database-range table:target-range-address="errors.A1:errors.J223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6T01:31:37Z</dc:date>
    <meta:user-defined meta:name="WorkbookGuid">dfd2ee33-1efe-4fa1-a778-61e8eb1776c8</meta:user-defined>
  </office:meta>
</office:document-meta>
</file>